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2" style:list-style-name="Numbering_20_1"/>
    <style:style style:name="P2" style:family="paragraph" style:parent-style-name="Text_20_body" style:list-style-name="L1"/>
    <style:style style:name="P3" style:family="paragraph" style:parent-style-name="Heading_20_3" style:list-style-name="Numbering_20_1"/>
    <style:style style:name="P4" style:family="paragraph" style:parent-style-name="Heading_20_4" style:list-style-name="Numbering_20_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 " style:num-format="">
        <style:list-level-properties text:min-label-distance="0.381cm"/>
      </text:list-level-style-number>
      <text:list-level-style-number text:level="2" text:style-name="Numbering_20_Symbols" style:num-prefix=" " style:num-suffix=" " style:num-format="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Java kalendář - TimeJuggler - Dokumentace</text:p>
      <text:p text:style-name="Text_20_body">Autoři: Bc. Jan Struž, ... </text:p>
      <text:p text:style-name="Text_20_body">Projekt v týmu?</text:p>
      <text:list text:style-name="Numbering_20_1">
        <text:list-item>
          <text:h text:style-name="P1" text:outline-level="1">Úvod</text:h>
        </text:list-item>
      </text:list>
      <text:p text:style-name="Text_20_body">&lt;nějaký úvod, proč se to dělalo/nedělalo takhle, co to má/nemá navíc asi..&gt;</text:p>
      <text:list text:style-name="Numbering_20_1" text:continue-numbering="true">
        <text:list-item>
          <text:list text:continue-numbering="true">
            <text:list-item>
              <text:h text:style-name="P1" text:outline-level="1">Moduly aplikace</text:h>
            </text:list-item>
          </text:list>
        </text:list-item>
      </text:list>
      <text:list text:style-name="L1">
        <text:list-item>
          <text:p text:style-name="P2">databázový modul </text:p>
        </text:list-item>
        <text:list-item>
          <text:p text:style-name="P2">uživatelské rozhraní</text:p>
        </text:list-item>
        <text:list-item>
          <text:p text:style-name="P2">kalendářová komponenta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1" text:outline-level="1">Aplikační vrstvy</text:h>
            </text:list-item>
          </text:list>
        </text:list-item>
      </text:list>
      <text:p text:style-name="Text_20_body">PersistencyLayer</text:p>
      <text:p text:style-name="Text_20_body">&lt;Seznam vrstev mezi moduly(interfacy)&gt;</text:p>
      <text:list text:style-name="Numbering_20_1" text:continue-numbering="true">
        <text:list-item>
          <text:list text:continue-numbering="true">
            <text:list-item>
              <text:h text:style-name="P1" text:outline-level="1">Výjimky (Java Exceptions)</text:h>
            </text:list-item>
          </text:list>
        </text:list-item>
      </text:list>
      <text:p text:style-name="Text_20_body">&lt;popis&gt;</text:p>
      <text:list text:style-name="Numbering_20_1" text:continue-numbering="true">
        <text:list-item>
          <text:h text:style-name="P1" text:outline-level="1">Databázový modul (cz.cvut.felk.timejuggler.db.*)</text:h>
        </text:list-item>
      </text:list>
      <text:p text:style-name="Text_20_body">Tento modul slouží k přímé komunikaci s databází. V našem případě s databází DerbyDB. Umožňuje ukládání a čtení dat z databáze, exportování a importování ze souborů <text:span text:style-name="T1">.ics</text:span><text:span text:style-name="T2">. Struktuře ICS se věnuje dokument RFC2445, podle kterého byl také vytvořen datový model. S výhodou byla využita již existující knihovna </text:span><text:span text:style-name="T1">iCal4j</text:span><text:span text:style-name="T2">, která je implementací zmíněného RFC. Úkolem databázového modulu je mj. mapování objektů </text:span><text:span text:style-name="T1">iCal4j</text:span><text:span text:style-name="T2"> na databázové objekty, s kterými pracuje aplikace.</text:span></text:p>
      <text:list text:style-name="Numbering_20_1" text:continue-numbering="true">
        <text:list-item>
          <text:h text:style-name="P3" text:outline-level="2">Kalendářové objekty</text:h>
        </text:list-item>
      </text:list>
      <text:p text:style-name="Text_20_body">Celá struktura kalendáře je složena z kalendářových objektů (komponent)(níže), které mají svoje vlastnosti (Property). Kalendář může obsahovat více takových objektů. Některé vlastnosti jsou nepovinné, jiné se mohou objevit vícekrát v téže komponentě, a mohou být v databázi i složitější strukturou (např. <text:span text:style-name="T1">RepetitionRule</text:span><text:span text:style-name="T2"> - pravidla pro opakování událostí</text:span>). Vlastnosti mohou mít navíc určitou množinu parametrů, ty však zatím databázovém modelu nejsou implementovány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Třída VCalendar</text:h>
                </text:list-item>
              </text:list>
            </text:list-item>
          </text:list>
        </text:list-item>
      </text:list>
      <text:p text:style-name="Text_20_body">Reprezentuje v databázi pojmenovaný kalendář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VEvent a VToDo</text:h>
                </text:list-item>
              </text:list>
            </text:list-item>
          </text:list>
        </text:list-item>
      </text:list>
      <text:p text:style-name="Text_20_body">Jsou implementovány třídou <text:span text:style-name="T1">EventTask</text:span>, která umožňuje přechod od jednoho typu k druhému a <text:s/>jednotnou manipulaci. V databázi se jedná o rozlišené tabulky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CalComponent</text:h>
                </text:list-item>
              </text:list>
            </text:list-item>
          </text:list>
        </text:list-item>
      </text:list>
      <text:p text:style-name="Text_20_body">Předek tříd <text:span text:style-name="T1">VEvent</text:span> a <text:span text:style-name="T1">VToDo</text:span> (<text:span text:style-name="T1">EventTask</text:span>) - obsahuje všechny společné vlastnosti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VFreeBusy</text:h>
                </text:list-item>
              </text:list>
            </text:list-item>
          </text:list>
        </text:list-item>
      </text:list>
      <text:p text:style-name="Text_20_body">Označení časového úseku jako „volný“ či „obsazený“. Neimplementováno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VAlarm</text:h>
                </text:list-item>
              </text:list>
            </text:list-item>
          </text:list>
        </text:list-item>
      </text:list>
      <text:p text:style-name="Text_20_body">Možnost informování uživatele určitý časový interval před důležitou událostí. Neimplementováno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VJournal</text:h>
                </text:list-item>
              </text:list>
            </text:list-item>
          </text:list>
        </text:list-item>
      </text:list>
      <text:p text:style-name="Text_20_body">Pro shrnutí informací popisující jednotlivý den. Neimplementováno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VTimeZone</text:h>
                </text:list-item>
              </text:list>
            </text:list-item>
          </text:list>
        </text:list-item>
      </text:list>
      <text:p text:style-name="Text_20_body">Pro popis časové zóny, kde a kdy se události konají. Neimplementováno.</text:p>
      <text:list text:style-name="Numbering_20_1" text:continue-numbering="true">
        <text:list-item>
          <text:list text:continue-numbering="true">
            <text:list-item>
              <text:h text:style-name="P3" text:outline-level="2">Entity</text:h>
            </text:list-item>
          </text:list>
        </text:list-item>
      </text:list>
      <text:p text:style-name="Text_20_body">&lt;popis&gt;</text:p>
      <text:list text:style-name="Numbering_20_1" text:continue-numbering="true">
        <text:list-item>
          <text:list text:continue-numbering="true">
            <text:list-item>
              <text:h text:style-name="P3" text:outline-level="2">Databázové mapování</text:h>
              <text:list>
                <text:list-item>
                  <text:h text:style-name="P4" text:outline-level="3">Třída DbElement</text:h>
                </text:list-item>
                <text:list-item>
                  <text:h text:style-name="P4" text:outline-level="3">Třída JDBCTemplate</text:h>
                </text:list-item>
              </text:list>
            </text:list-item>
          </text:list>
        </text:list-item>
      </text:list>
      <text:p text:style-name="Text_20_body">&lt;popis&gt;</text:p>
      <text:list text:style-name="Numbering_20_1" text:continue-numbering="true">
        <text:list-item>
          <text:list text:continue-numbering="true">
            <text:list-item>
              <text:h text:style-name="P3" text:outline-level="2"/>
            </text:list-item>
            <text:list-item>
              <text:h text:style-name="P3" text:outline-level="2">SQL</text:h>
              <text:list>
                <text:list-item>
                  <text:h text:style-name="P4" text:outline-level="3">Tabulka VCalendar</text:h>
                </text:list-item>
                <text:list-item>
                  <text:h text:style-name="P4" text:outline-level="3">Tabulka VEvent</text:h>
                </text:list-item>
                <text:list-item>
                  <text:h text:style-name="P4" text:outline-level="3">Tabulka VToDo</text:h>
                </text:list-item>
                <text:list-item>
                  <text:h text:style-name="P4" text:outline-level="3">Tabulka VTimeZone</text:h>
                </text:list-item>
                <text:list-item>
                  <text:h text:style-name="P4" text:outline-level="3">Tabulka VJournal</text:h>
                </text:list-item>
                <text:list-item>
                  <text:h text:style-name="P4" text:outline-level="3">Tabulka VFreeBusy</text:h>
                </text:list-item>
                <text:list-item>
                  <text:h text:style-name="P4" text:outline-level="3">Tabulka VAlarm</text:h>
                </text:list-item>
                <text:list-item>
                  <text:h text:style-name="P4" text:outline-level="3">Tabulka CalComponent</text:h>
                </text:list-item>
                <text:list-item>
                  <text:h text:style-name="P4" text:outline-level="3">Tabulka Categories</text:h>
                </text:list-item>
                <text:list-item>
                  <text:h text:style-name="P4" text:outline-level="3">Tabulka Category</text:h>
                </text:list-item>
                <text:list-item>
                  <text:h text:style-name="P4" text:outline-level="3">Tabulka Attachment</text:h>
                </text:list-item>
                <text:list-item>
                  <text:h text:style-name="P4" text:outline-level="3">Tabulka Attendee</text:h>
                </text:list-item>
                <text:list-item>
                  <text:h text:style-name="P4" text:outline-level="3">Tabulka Comment</text:h>
                </text:list-item>
                <text:list-item>
                  <text:h text:style-name="P4" text:outline-level="3">Tabulka DateTime</text:h>
                </text:list-item>
                <text:list-item>
                  <text:h text:style-name="P4" text:outline-level="3">Tabulka DayOfWeek</text:h>
                </text:list-item>
                <text:list-item>
                  <text:h text:style-name="P4" text:outline-level="3">Tabulka DistinctDate</text:h>
                </text:list-item>
                <text:list-item>
                  <text:h text:style-name="P4" text:outline-level="3">Tabulka DistinctDates</text:h>
                </text:list-item>
                <text:list-item>
                  <text:h text:style-name="P4" text:outline-level="3">Tabulka Duration</text:h>
                </text:list-item>
                <text:list-item>
                  <text:h text:style-name="P4" text:outline-level="3">Tabulka Period</text:h>
                </text:list-item>
                <text:list-item>
                  <text:h text:style-name="P4" text:outline-level="3">Tabulka Periods</text:h>
                </text:list-item>
                <text:list-item>
                  <text:h text:style-name="P4" text:outline-level="3">Tabulka RelatedTo</text:h>
                </text:list-item>
                <text:list-item>
                  <text:h text:style-name="P4" text:outline-level="3">Tabulka Resource</text:h>
                </text:list-item>
                <text:list-item>
                  <text:h text:style-name="P4" text:outline-level="3">Tabulka RequestStatus</text:h>
                </text:list-item>
                <text:list-item>
                  <text:h text:style-name="P4" text:outline-level="3">Tabulka RepetitionRule</text:h>
                </text:list-item>
                <text:list-item>
                  <text:h text:style-name="P4" text:outline-level="3">Tabulka RepetitionRules</text:h>
                </text:list-item>
              </text:list>
            </text:list-item>
          </text:list>
        </text:list-item>
        <text:list-item>
          <text:h text:style-name="P1" text:outline-level="1">Modul uživatelského rozhraní</text:h>
        </text:list-item>
      </text:list>
      <text:p text:style-name="Text_20_body">&lt;popis&gt;</text:p>
      <text:list text:style-name="Numbering_20_1" text:continue-numbering="true">
        <text:list-item>
          <text:h text:style-name="P1" text:outline-level="1">Modul kalendářové komponenty</text:h>
        </text:list-item>
      </text:list>
      <text:p text:style-name="Text_20_body">&lt;popis&gt;</text:p>
      <text:list text:style-name="Numbering_20_1" text:continue-numbering="true">
        <text:list-item>
          <text:h text:style-name="P1" text:outline-level="1">Knihovny</text:h>
          <text:list>
            <text:list-item>
              <text:h text:style-name="P3" text:outline-level="2">iCal4j (net.fortuna.ical4j.*)</text:h>
            </text:list-item>
          </text:list>
        </text:list-item>
      </text:list>
      <text:p text:style-name="Text_20_body">Tato knihovna zajišťuje importování souborů ICS do vlastní vnitřní formy. Pomocí svých objektů umožňuje vytvářet a modifikovat kalendářová data, události a také je exportovat do souborů ICS.</text:p>
      <text:list text:style-name="Numbering_20_1" text:continue-numbering="true">
        <text:list-item>
          <text:list text:continue-numbering="true">
            <text:list-item>
              <text:h text:style-name="P3" text:outline-level="2">Derby</text:h>
            </text:list-item>
          </text:list>
        </text:list-item>
      </text:list>
      <text:p text:style-name="Text_20_body">Databáze Derby.</text:p>
      <text:list text:style-name="Numbering_20_1" text:continue-numbering="true">
        <text:list-item>
          <text:list text:continue-numbering="true">
            <text:list-item>
              <text:h text:style-name="P3" text:outline-level="2">AppFramework</text:h>
            </text:list-item>
          </text:list>
        </text:list-item>
      </text:list>
      <text:p text:style-name="Text_20_body">&lt;popis&gt;</text:p>
      <text:h text:style-name="Heading_20_3" text:outline-level="2">......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 style:default-outline-level="1">
      <style:paragraph-properties style:shadow="non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1" style:class="text" style:default-outline-level="2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Numbering_20_1" style:class="text" style:default-outline-level="3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suffix="." style:num-format="1" text:display-levels="3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number text:level="1" text:style-name="Numbering_20_Symbols" style:num-prefix=" " style:num-suffix=" " style:num-format="1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01cm" text:min-label-width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99cm" text:min-label-width="0.4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2cm" text:min-label-width="0.4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6cm" text:min-label-width="0.4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001cm" text:min-label-width="0.4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399cm" text:min-label-width="0.4cm"/>
      </text:list-level-style-number>
      <text:list-level-style-number text:level="8" text:style-name="Numbering_20_Symbols" style:num-prefix=" " style:num-suffix=" " style:num-format="1" text:display-levels="8">
        <style:list-level-properties text:space-before="2.8cm" text:min-label-width="0.4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2cm" text:min-label-width="0.4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●">
        <style:list-level-properties text:min-label-width="0.3cm"/>
        <style:text-properties style:font-name="StarSymbol"/>
      </text:list-level-style-bullet>
      <text:list-level-style-number text:level="2" text:style-name="Numbering_20_Symbols" style:num-format="1">
        <style:list-level-properties text:space-before="0.3cm" text:min-label-width="0.3cm"/>
      </text:list-level-style-number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number text:level="1" text:style-name="Numbering_20_Symbols" style:num-format="1">
        <style:list-level-properties text:min-label-width="0.395cm"/>
      </text:list-level-style-number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Struž</meta:initial-creator>
    <meta:creation-date>2007-09-13T18:32:54</meta:creation-date>
    <dc:creator>Jan Struž</dc:creator>
    <dc:date>2007-09-13T20:31:09</dc:date>
    <dc:language>cs-CZ</dc:language>
    <meta:editing-cycles>11</meta:editing-cycles>
    <meta:editing-duration>PT1H54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6" meta:word-count="366" meta:character-count="2822"/>
  </office:meta>
</office:document-meta>
</file>